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4.91cm" fo:min-width="3.5cm" draw:shadow-opacity="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535cm" fo:min-width="0.17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4cm" svg:height="5.16cm" svg:x="17.089cm" svg:y="14.6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45cm" svg:height="1.114cm" svg:x="21.281cm" svg:y="8.045cm">
          <draw:text-box>
            <text:p>C</text:p>
          </draw:text-box>
        </draw:frame>
        <draw:g>
          <draw:line draw:style-name="gr3" draw:text-style-name="P3" draw:layer="layout" svg:x1="10.436cm" svg:y1="8.56cm" svg:x2="13.451cm" svg:y2="8.56cm">
            <text:p/>
          </draw:line>
          <draw:g>
            <draw:line draw:style-name="gr4" draw:text-style-name="P3" draw:layer="layout" svg:x1="13.549cm" svg:y1="11.655cm" svg:x2="13.081cm" svg:y2="11.457cm">
              <text:p/>
            </draw:line>
            <draw:line draw:style-name="gr4" draw:text-style-name="P3" draw:layer="layout" svg:x1="13.998cm" svg:y1="11.03cm" svg:x2="13.082cm" svg:y2="11.461cm">
              <text:p/>
            </draw:line>
            <draw:line draw:style-name="gr4" draw:text-style-name="P3" draw:layer="layout" svg:x1="14.018cm" svg:y1="10.201cm" svg:x2="13.067cm" svg:y2="9.786cm">
              <text:p/>
            </draw:line>
            <draw:line draw:style-name="gr4" draw:text-style-name="P3" draw:layer="layout" svg:x1="14.021cm" svg:y1="11.051cm" svg:x2="13.07cm" svg:y2="10.636cm">
              <text:p/>
            </draw:line>
            <draw:line draw:style-name="gr4" draw:text-style-name="P3" draw:layer="layout" svg:x1="14.01cm" svg:y1="10.184cm" svg:x2="13.094cm" svg:y2="10.615cm">
              <text:p/>
            </draw:line>
            <draw:line draw:style-name="gr4" draw:text-style-name="P3" draw:layer="layout" svg:x1="13.977cm" svg:y1="9.345cm" svg:x2="13.061cm" svg:y2="9.776cm">
              <text:p/>
            </draw:line>
            <draw:line draw:style-name="gr4" draw:text-style-name="P3" draw:layer="layout" svg:x1="13.933cm" svg:y1="9.353cm" svg:x2="13.465cm" svg:y2="9.155cm">
              <text:p/>
            </draw:line>
          </draw:g>
          <draw:line draw:style-name="gr3" draw:text-style-name="P3" draw:layer="layout" svg:x1="13.482cm" svg:y1="8.529cm" svg:x2="13.482cm" svg:y2="9.206cm">
            <text:p/>
          </draw:line>
          <draw:line draw:style-name="gr3" draw:text-style-name="P3" draw:layer="layout" svg:x1="13.513cm" svg:y1="11.667cm" svg:x2="13.513cm" svg:y2="12.59cm">
            <text:p/>
          </draw:line>
          <draw:line draw:style-name="gr3" draw:text-style-name="P3" draw:layer="layout" svg:x1="10.468cm" svg:y1="12.559cm" svg:x2="20.466cm" svg:y2="12.559cm">
            <text:p/>
          </draw:line>
          <draw:g>
            <draw:line draw:style-name="gr4" draw:text-style-name="P3" draw:layer="layout" svg:x1="10.91cm" svg:y1="10.011cm" svg:x2="12.42cm" svg:y2="10.011cm">
              <text:p/>
            </draw:line>
            <draw:line draw:style-name="gr4" draw:text-style-name="P3" draw:layer="layout" svg:x1="10.91cm" svg:y1="10.011cm" svg:x2="12.42cm" svg:y2="10.011cm">
              <text:p/>
            </draw:line>
            <draw:line draw:style-name="gr4" draw:text-style-name="P3" draw:layer="layout" svg:x1="10.91cm" svg:y1="11.095cm" svg:x2="12.42cm" svg:y2="11.095cm">
              <text:p/>
            </draw:line>
            <draw:line draw:style-name="gr4" draw:text-style-name="P3" draw:layer="layout" svg:x1="11.654cm" svg:y1="12.559cm" svg:x2="11.666cm" svg:y2="11.086cm">
              <text:p/>
            </draw:line>
            <draw:line draw:style-name="gr4" draw:text-style-name="P3" draw:layer="layout" svg:x1="11.654cm" svg:y1="10.033cm" svg:x2="11.666cm" svg:y2="8.56cm">
              <text:p/>
            </draw:line>
          </draw:g>
          <draw:custom-shape draw:style-name="gr5" draw:text-style-name="P4" draw:layer="layout" svg:width="0.6cm" svg:height="0.6cm" svg:x="9.97cm" svg:y="8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10.061cm" svg:y="12.2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" draw:text-style-name="P2" draw:layer="layout" svg:width="2.645cm" svg:height="1.114cm" svg:x="8.826cm" svg:y="7.804cm">
            <draw:text-box>
              <text:p>B</text:p>
            </draw:text-box>
          </draw:frame>
          <draw:frame draw:style-name="gr2" draw:text-style-name="P2" draw:layer="layout" svg:width="2.645cm" svg:height="1.114cm" svg:x="9.594cm" svg:y="10.174cm">
            <draw:text-box>
              <text:p>2pF</text:p>
            </draw:text-box>
          </draw:frame>
          <draw:g>
            <draw:line draw:style-name="gr4" draw:text-style-name="P3" draw:layer="layout" svg:x1="14.7cm" svg:y1="9.309cm" svg:x2="14.7cm" svg:y2="7.799cm">
              <text:p/>
            </draw:line>
            <draw:line draw:style-name="gr4" draw:text-style-name="P3" draw:layer="layout" svg:x1="14.7cm" svg:y1="9.309cm" svg:x2="14.7cm" svg:y2="7.799cm">
              <text:p/>
            </draw:line>
            <draw:line draw:style-name="gr4" draw:text-style-name="P3" draw:layer="layout" svg:x1="15.655cm" svg:y1="9.309cm" svg:x2="15.655cm" svg:y2="7.799cm">
              <text:p/>
            </draw:line>
            <draw:line draw:style-name="gr4" draw:text-style-name="P3" draw:layer="layout" svg:x1="16.945cm" svg:y1="8.565cm" svg:x2="15.647cm" svg:y2="8.553cm">
              <text:p/>
            </draw:line>
            <draw:line draw:style-name="gr4" draw:text-style-name="P3" draw:layer="layout" svg:x1="14.719cm" svg:y1="8.565cm" svg:x2="13.421cm" svg:y2="8.553cm">
              <text:p/>
            </draw:line>
          </draw:g>
          <draw:line draw:style-name="gr3" draw:text-style-name="P3" draw:layer="layout" svg:x1="16.775cm" svg:y1="8.56cm" svg:x2="20.435cm" svg:y2="8.56cm">
            <text:p/>
          </draw:line>
          <draw:g>
            <draw:line draw:style-name="gr4" draw:text-style-name="P3" draw:layer="layout" svg:x1="19.302cm" svg:y1="11.747cm" svg:x2="18.834cm" svg:y2="11.549cm">
              <text:p/>
            </draw:line>
            <draw:line draw:style-name="gr4" draw:text-style-name="P3" draw:layer="layout" svg:x1="19.751cm" svg:y1="11.122cm" svg:x2="18.835cm" svg:y2="11.553cm">
              <text:p/>
            </draw:line>
            <draw:line draw:style-name="gr4" draw:text-style-name="P3" draw:layer="layout" svg:x1="19.771cm" svg:y1="10.293cm" svg:x2="18.82cm" svg:y2="9.878cm">
              <text:p/>
            </draw:line>
            <draw:line draw:style-name="gr4" draw:text-style-name="P3" draw:layer="layout" svg:x1="19.774cm" svg:y1="11.143cm" svg:x2="18.823cm" svg:y2="10.728cm">
              <text:p/>
            </draw:line>
            <draw:line draw:style-name="gr4" draw:text-style-name="P3" draw:layer="layout" svg:x1="19.763cm" svg:y1="10.276cm" svg:x2="18.847cm" svg:y2="10.707cm">
              <text:p/>
            </draw:line>
            <draw:line draw:style-name="gr4" draw:text-style-name="P3" draw:layer="layout" svg:x1="19.73cm" svg:y1="9.437cm" svg:x2="18.814cm" svg:y2="9.868cm">
              <text:p/>
            </draw:line>
            <draw:line draw:style-name="gr4" draw:text-style-name="P3" draw:layer="layout" svg:x1="19.686cm" svg:y1="9.445cm" svg:x2="19.218cm" svg:y2="9.247cm">
              <text:p/>
            </draw:line>
          </draw:g>
          <draw:line draw:style-name="gr3" draw:text-style-name="P3" draw:layer="layout" svg:x1="19.266cm" svg:y1="8.591cm" svg:x2="19.266cm" svg:y2="9.268cm">
            <text:p/>
          </draw:line>
          <draw:line draw:style-name="gr3" draw:text-style-name="P3" draw:layer="layout" svg:x1="19.266cm" svg:y1="11.699cm" svg:x2="19.266cm" svg:y2="12.528cm">
            <text:p/>
          </draw:line>
          <draw:frame draw:style-name="gr2" draw:text-style-name="P2" draw:layer="layout" svg:width="2.645cm" svg:height="1.114cm" svg:x="14.394cm" svg:y="6.821cm">
            <draw:text-box>
              <text:p>2pF</text:p>
            </draw:text-box>
          </draw:frame>
          <draw:frame draw:style-name="gr2" draw:text-style-name="P2" draw:layer="layout" svg:width="2.645cm" svg:height="1.114cm" svg:x="14.58cm" svg:y="13.065cm">
            <draw:text-box>
              <text:p>E</text:p>
            </draw:text-box>
          </draw:frame>
          <draw:custom-shape draw:style-name="gr6" draw:text-style-name="P4" draw:layer="layout" svg:width="1.354cm" svg:height="1.569cm" svg:x="16.19cm" svg:y="9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3" draw:layer="layout" svg:x1="16.866cm" svg:y1="8.529cm" svg:x2="16.866cm" svg:y2="9.729cm">
            <text:p/>
          </draw:line>
          <draw:line draw:style-name="gr3" draw:text-style-name="P3" draw:layer="layout" svg:x1="16.867cm" svg:y1="11.237cm" svg:x2="16.866cm" svg:y2="12.559cm">
            <text:p/>
          </draw:line>
          <draw:line draw:style-name="gr7" draw:text-style-name="P3" draw:layer="layout" svg:x1="16.897cm" svg:y1="10.099cm" svg:x2="16.897cm" svg:y2="11.145cm">
            <text:p/>
          </draw:line>
          <draw:custom-shape draw:style-name="gr5" draw:text-style-name="P4" draw:layer="layout" svg:width="0.6cm" svg:height="0.6cm" svg:x="20.275cm" svg:y="12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20.183cm" svg:y="8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47:26.547626833</meta:creation-date>
    <dc:date>2021-05-23T21:46:41.530929368</dc:date>
    <meta:editing-duration>PT21H48M12S</meta:editing-duration>
    <meta:editing-cycles>26</meta:editing-cycles>
    <meta:generator>LibreOffice/6.0.7.3$Linux_X86_64 LibreOffice_project/00m0$Build-3</meta:generator>
    <meta:document-statistic meta:object-count="70"/>
  </office:meta>
</office:document-meta>
</file>